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ZipFileSystem.createZipFile( final File 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ZipFileSystem.getZipFi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ZipFileSystem.init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4">
            <text:p text:style-name="Table_20_Contents">4</text:p>
          </table:table-cell>
          <table:table-cell office:value-type="float" office:value="43">
            <text:p text:style-name="Table_20_Contents">43</text:p>
          </table:table-cell>
        </table:table-row>
        <table:table-row>
          <table:table-cell office:value-type="string">
            <text:p text:style-name="Table_20_Contents">ZipFileSystem.doCloseCommunicationLink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ZipFileSystem.ZipFileSystem( final FileName rootName , final FileObject parentLayer , final FileSystemOptions fileSystemOption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ZipFileSystem.createFile( final FileName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FileSystem.createZipFileObject( final FileName name , final ZipEntry en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ZipFileSystem.addCapabilities( final Collection ca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